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'Helvetica Neue', sans-serif"/>
    <style:font-face style:name="Google Sans Mono" svg:font-family="'Google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905b0" officeooo:paragraph-rsid="000905b0"/>
    </style:style>
    <style:style style:name="P2" style:family="paragraph" style:parent-style-name="Standard">
      <style:text-properties officeooo:rsid="000905b0" officeooo:paragraph-rsid="000adb1f"/>
    </style:style>
    <style:style style:name="P3" style:family="paragraph" style:parent-style-name="Standard">
      <style:text-properties officeooo:rsid="000905b0" officeooo:paragraph-rsid="000905b0"/>
    </style:style>
    <style:style style:name="P4" style:family="paragraph">
      <style:paragraph-properties fo:text-align="center" style:writing-mode="lr-tb"/>
    </style:style>
    <style:style style:name="T1" style:family="text">
      <style:text-properties officeooo:rsid="000adb1f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textarea-horizontal-align="justify" draw:textarea-vertical-align="middle" draw:auto-grow-height="false" fo:min-height="0.079cm" fo:min-width="1.1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623cm" fo:min-width="0.6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1.353cm" fo:min-width="1.3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азвернуть односвязний список</text:p>
      <text:p text:style-name="P1">in — {1 , 2, 3}<text:line-break/>out — {3, 2, 1}</text:p>
      <text:p text:style-name="P1">узел списка имеет указатель на следующий елемент.</text:p>
      <text:p text:style-name="P1"/>
      <text:p text:style-name="P1"><text:tab/>HEAD</text:p>
      <text:p text:style-name="P1"/>
      <text:p text:style-name="P1"><draw:custom-shape text:anchor-type="paragraph" draw:z-index="0" draw:name="Фігура 1" draw:style-name="gr3" draw:text-style-name="P4" svg:width="1.915cm" svg:height="1.915cm" svg:x="0.448cm" svg:y="0.085cm"><text:p text:style-name="P4">1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Фігура 2" draw:style-name="gr3" draw:text-style-name="P4" svg:width="1.915cm" svg:height="1.915cm" svg:x="3.902cm" svg:y="0.058cm"><text:p text:style-name="P4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Фігура 3" draw:style-name="gr3" draw:text-style-name="P4" svg:width="1.915cm" svg:height="1.915cm" svg:x="7.691cm" svg:y="0.025cm"><text:p text:style-name="P4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custom-shape text:anchor-type="paragraph" draw:z-index="3" draw:name="Фігура 4" draw:style-name="gr1" svg:width="1.361cm" svg:height="0.154cm" svg:x="2.469cm" svg:y="0.42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" draw:name="Фігура 5" draw:style-name="gr1" svg:width="1.361cm" svg:height="0.154cm" svg:x="6.024cm" svg:y="0.36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" draw:name="Фігура 6" draw:style-name="gr1" svg:width="1.361cm" svg:height="0.154cm" svg:x="9.846cm" svg:y="0.33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tab/><text:tab/><text:tab/><text:tab/><text:tab/><text:tab/><text:tab/><text:tab/><text:tab/>NULL</text:p>
      <text:p text:style-name="P1"/>
      <text:p text:style-name="P1"/>
      <text:p text:style-name="P1"><draw:custom-shape text:anchor-type="paragraph" draw:z-index="6" draw:name="Фігура 7" draw:style-name="gr2" draw:text-style-name="P4" svg:width="0.964cm" svg:height="0.881cm" svg:x="14.848cm" svg:y="0.217cm"><text:p text:style-name="P4">null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1. заводим пустой узел(reversed)</text:p>
      <text:p text:style-name="P1"/>
      <text:p text:style-name="P2"><draw:custom-shape text:anchor-type="paragraph" draw:z-index="7" draw:name="Фігура 8" draw:style-name="gr2" draw:text-style-name="P4" svg:width="0.964cm" svg:height="0.881cm" svg:x="10.552cm" svg:y="0.27cm"><text:p text:style-name="P4">nex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Фігура 9" draw:style-name="gr1" svg:width="1.361cm" svg:height="0.154cm" svg:x="11.732cm" svg:y="0.59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2. пока не конец списка<text:span text:style-name="T1">(head != null)</text:span> работаем <text:s/><text:line-break/>3. фиксируем голова.некст <text:s/>originalNext = head.next<text:tab/><text:tab/><text:tab/><text:tab/>......</text:p>
      <text:p text:style-name="P1"/>
      <text:p text:style-name="P1">4. голову ссылаем на reversed</text:p>
      <text:p text:style-name="P1"/>
      <text:p text:style-name="P1">5.reversed узел делаем головой то есть сдвигаем влево нового списка</text:p>
      <text:p text:style-name="P1"/>
      <text:p text:style-name="P1">Iterative Reversal:</text:p>
      <text:p text:style-name="P1"/>
      <text:p text:style-name="P1">Iterate through the original list until head becomes null:</text:p>
      <text:p text:style-name="P1">Store the next node in the original list as originalNext.</text:p>
      <text:p text:style-name="P1">Disconnect head from the original list by setting its next pointer to reversed.</text:p>
      <text:p text:style-name="P1">Make head the new head of the reversed list by assigning it to reversed.</text:p>
      <text:p text:style-name="P1">Move to the next node in the original list by setting head to originalNext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'Helvetica Neue', sans-serif"/>
    <style:font-face style:name="Google Sans Mono" svg:font-family="'Google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6T13:13:15.022825433</meta:creation-date>
    <dc:date>2023-12-26T13:55:07.345201725</dc:date>
    <meta:editing-duration>PT27M2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117" meta:character-count="725" meta:non-whitespace-character-count="605"/>
  </office:meta>
</office:document-meta>
</file>